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05F00002BE932CAA200.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ssistant" svg:font-family="Assistant,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style:style>
    <style:style style:name="P2" style:family="paragraph" style:parent-style-name="Standard" style:list-style-name="L1"/>
    <style:style style:name="P3"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7a7a7a" style:font-name="Assistant" fo:font-size="12pt" fo:letter-spacing="normal" fo:font-style="normal" fo:font-weight="bold"/>
    </style:style>
    <style:style style:name="P4"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7a7a7a" style:font-name="Assistant" fo:font-size="12pt" fo:letter-spacing="normal" fo:font-style="normal" fo:font-weight="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1" text:anchor-type="paragraph" svg:width="16.999cm" svg:height="9.287cm" draw:z-index="0"><draw:image xlink:href="Pictures/200000070000505F00002BE932CAA200.svm" xlink:type="simple" xlink:show="embed" xlink:actuate="onLoad"/></draw:frame></text:p>
      <text:p text:style-name="Standard"/>
      <text:p text:style-name="Standard"/>
      <text:p text:style-name="Standard"/>
      <text:p text:style-name="Standard">Colors</text:p>
      <text:p text:style-name="Standard">03203A bleu en tete</text:p>
      <text:p text:style-name="Standard">E9E9ED fond menu gris</text:p>
      <text:p text:style-name="Standard">E54C10 orange</text:p>
      <text:p text:style-name="Standard">95C0DA gris fond presta</text:p>
      <text:p text:style-name="Standard"/>
      <text:p text:style-name="Standard">M&amp;S Multiservice vous propose d'intervenir 7 jours sur 7 pour tous vos travaux de dépannages en lien avec la plomberie, sanitaire et la petite électricité.&lt;br&gt;</text:p>
      <text:p text:style-name="Standard"><text:tab/><text:tab/><text:tab/><text:tab/><text:tab/>Mais également pour tous vos projets de création de terrasse, pergolas, cuisine d'été, cabanon, etc...&lt;br&gt;</text:p>
      <text:p text:style-name="Standard"><text:tab/><text:tab/><text:tab/><text:tab/><text:tab/>M&amp;S Multiservice est en mesure de procéder à divers aménagements intérieurs ou extérieurs pour votre maison ou appartement.&lt;br&gt;</text:p>
      <text:p text:style-name="Standard"><text:tab/><text:tab/><text:tab/><text:tab/><text:tab/>Mais avant tout, M&amp;S Multiservice c'est une petite entreprise à echelle humaine qui vous propose d'apporter une réponse rapide et sans filtre à toutes vos demandes. Car c'est important pour nous que vous puissiez faire appel à quelqu'un de confiance lorsque vous êtes dans le besoi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Réalisation bois</text:p>
      <text:p text:style-name="Standard"/>
      <text:p text:style-name="Standard">- Pergola</text:p>
      <text:p text:style-name="Standard">- Carport </text:p>
      <text:p text:style-name="Standard">- Cuisine d’été</text:p>
      <text:p text:style-name="Standard">- Guiguette</text:p>
      <text:p text:style-name="Standard">- Abris de jardin</text:p>
      <text:p text:style-name="Standard">- Clôture</text:p>
      <text:p text:style-name="Standard">- Palissade </text:p>
      <text:p text:style-name="Standard">- Pose de terrasse</text:p>
      <text:p text:style-name="Standard">- Cache moteur de climatisation…</text:p>
      <text:p text:style-name="Standard"/>
      <text:p text:style-name="Standard"/>
      <text:p text:style-name="P1">Electricité</text:p>
      <text:p text:style-name="Standard"/>
      <text:p text:style-name="Standard">- Création / déplacement prise électrique et luminaire</text:p>
      <text:p text:style-name="Standard">- Petit dépannage général</text:p>
      <text:p text:style-name="Standard"/>
      <text:p text:style-name="Standard"/>
      <text:p text:style-name="P1">Plomberie / Sanitaire</text:p>
      <text:p text:style-name="Standard"/>
      <text:p text:style-name="Standard">- Installation adoucisseur d’eau / Chauffe-eau, cumulus électrique, WC, robinetterie...</text:p>
      <text:p text:style-name="Standard">- Réparation fuite, débouchage canalisation...</text:p>
      <text:p text:style-name="Standard"/>
      <text:p text:style-name="Standard"/>
      <text:p text:style-name="P1">Bricolage général</text:p>
      <text:p text:style-name="Standard"/>
      <text:list xml:id="list6314510918506824110" text:style-name="L1">
        <text:list-item>
          <text:p text:style-name="P2">Pose étagères, rideaux, cuisines, parquet flottant, peinture extérieur, intérieur, lasure, réparation en tout genre…</text:p>
        </text:list-item>
        <text:list-item>
          <text:p text:style-name="P2"/>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oft-page-break/>E D I T I O N   D U   S I T E   I N T E R N E T</text:p>
      <text:p text:style-name="P4">Le site https://entreprise-astruc.fr (ci-après « le Site ») est édité par la société Astruc (ci-après « l’Editeur »), SAS, dont le siège social est situé ZAE DES TROIS PONTS 34690 FABREGUES</text:p>
      <text:p text:style-name="P4">N° SIRET: 47854296200012</text:p>
      <text:p text:style-name="P3">H E B E R G E U R   D U   S I T E   I N T E R N E T</text:p>
      <text:p text:style-name="P4">Le site est hébergé par O2Switch, SARL au capital de 100 000 euros, dont le siège social est situé 224 Boulevard Gustave Flaubert, 63000 Clermont-Ferrand, France.</text:p>
      <text:p text:style-name="P3">C O O K I E S</text:p>
      <text:p text:style-name="P4">Le Site peut collecter automatiquement des informations standards. Toutes les informations collectées indirectement ne seront utilisées que pour suivre le volume, le type et la configuration du trafic utilisant ce Site, pour en développer la conception et l’agencement et à d’autres fins administratives et de planification et plus généralement pour améliorer le service que nous vous offrons. Vous avez la possibilité de visiter le Site en désactivant cette option dans les paramètres de votre navigateur.</text:p>
      <text:p text:style-name="P3">R E S P E C T   D E   L A   P R O P R I É T É   I N T E L L E C T U E L L E</text:p>
      <text:p text:style-name="P4">Toutes les marques, photographies, textes, commentaires, illustrations, images animées ou non, séquences vidéo, sons, ainsi que toutes les applications informatiques qui pourraient être utilisées pour faire fonctionner le Site et plus généralement tous les éléments reproduits ou utilisés sur le Site sont protégés par les lois en vigueur au titre de la propriété intellectuelle.</text:p>
      <text:p text:style-name="P4">Ils sont la propriété pleine et entière de l’Editeur ou de ses partenaires, sauf mentions particulières. Toute reproduction, représentation, utilisation ou adaptation, sous quelque forme que ce soit, de tout ou partie de ces éléments, y compris les applications informatiques, sans l’accord préalable et écrit de l’Editeur, sont strictement interdites. Le fait pour l’Editeur de ne pas engager de procédure dès la prise de connaissance de ces utilisations non autorisées ne vaut pas acceptation desdites utilisations et renonciation aux poursuites.</text:p>
      <text:p text:style-name="P4">Seule l’utilisation pour un usage privé dans un cercle de famille est autorisée et toute autre utilisation est constitutive de contrefaçon et/ou d’atteinte aux droits voisins, sanctionnées par Code de la propriété intellectuelle.</text:p>
      <text:p text:style-name="P4">La reprise de tout ou partie de ce contenu nécessite l’autorisation préalable de l’Editeur ou du titulaire des droits sur ce contenu.</text:p>
      <text:p text:style-name="P3">L I E N S   H Y P E R T E X T E S </text:p>
      <text:p text:style-name="P4">Le Site peut contenir des liens hypertexte donnant accès à d’autres sites web édités et gérés par des tiers et non par l’Editeur. L’Editeur ne pourra être tenu responsable directement ou indirectement dans le cas où lesdits sites tiers ne respecteraient pas les dispositions légales. </text:p>
      <text:p text:style-name="P4">La création de liens hypertexte vers le Site ne peut être faite qu’avec l’autorisation écrite et préalable de l’Editeu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ssistant" svg:font-family="Assistant,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20M4S</meta:editing-duration>
    <meta:editing-cycles>9</meta:editing-cycles>
    <meta:generator>OpenOffice/4.1.7$Win32 OpenOffice.org_project/417m1$Build-9800</meta:generator>
    <dc:date>2020-12-10T04:00:02.38</dc:date>
    <meta:document-statistic meta:table-count="0" meta:image-count="1" meta:object-count="0" meta:page-count="3" meta:paragraph-count="42" meta:word-count="684" meta:character-count="4093"/>
    <meta:user-defined meta:name="Info 1"/>
    <meta:user-defined meta:name="Info 2"/>
    <meta:user-defined meta:name="Info 3"/>
    <meta:user-defined meta:name="Info 4"/>
  </office:meta>
</office:document-meta>
</file>